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5e21"/>
    </style:style>
    <style:style style:name="P2" style:family="paragraph" style:parent-style-name="Standard">
      <style:paragraph-properties>
        <style:tab-stops>
          <style:tab-stop style:position="5.013cm"/>
          <style:tab-stop style:position="12.494cm"/>
        </style:tab-stops>
      </style:paragraph-properties>
      <style:text-properties officeooo:paragraph-rsid="003fcadc"/>
    </style:style>
    <style:style style:name="P3" style:family="paragraph" style:parent-style-name="Standard">
      <style:paragraph-properties fo:margin-top="1.401cm" fo:margin-bottom="1cm" loext:contextual-spacing="false"/>
      <style:text-properties fo:font-size="14pt" fo:language="en" fo:country="US" fo:font-weight="bold" officeooo:rsid="00145e21" officeooo:paragraph-rsid="00145e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1.401cm" fo:margin-bottom="1cm" loext:contextual-spacing="false"/>
      <style:text-properties fo:font-size="14pt" fo:language="en" fo:country="US" fo:font-weight="bold" officeooo:rsid="00154d06" officeooo:paragraph-rsid="00154d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45e21"/>
    </style:style>
    <style:style style:name="P6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54d06"/>
    </style:style>
    <style:style style:name="P7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5d778"/>
    </style:style>
    <style:style style:name="P8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7501a"/>
    </style:style>
    <style:style style:name="P9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7f1ab"/>
    </style:style>
    <style:style style:name="P10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92b21"/>
    </style:style>
    <style:style style:name="P11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f2014"/>
    </style:style>
    <style:style style:name="P12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13838"/>
    </style:style>
    <style:style style:name="P13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2aa72"/>
    </style:style>
    <style:style style:name="P14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40b57"/>
    </style:style>
    <style:style style:name="P15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80d0e"/>
    </style:style>
    <style:style style:name="P16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ca99e"/>
    </style:style>
    <style:style style:name="P17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33dd9e"/>
    </style:style>
    <style:style style:name="P18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35e063"/>
    </style:style>
    <style:style style:name="P19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1ff868"/>
    </style:style>
    <style:style style:name="P20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3ac2a1"/>
    </style:style>
    <style:style style:name="P21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2a0abd"/>
    </style:style>
    <style:style style:name="P22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officeooo:paragraph-rsid="003de29b"/>
    </style:style>
    <style:style style:name="P23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fo:font-size="10.5pt" fo:language="en" fo:country="US" fo:font-style="normal" style:text-underline-style="none" fo:font-weight="normal" officeooo:rsid="0017501a" officeooo:paragraph-rsid="0017f1ab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margin-top="0cm" fo:margin-bottom="0.4cm" loext:contextual-spacing="false">
        <style:tab-stops>
          <style:tab-stop style:position="5.013cm"/>
          <style:tab-stop style:position="12.494cm"/>
        </style:tab-stops>
      </style:paragraph-properties>
      <style:text-properties officeooo:paragraph-rsid="003fcadc"/>
    </style:style>
    <style:style style:name="P25" style:family="paragraph" style:parent-style-name="Standard">
      <style:paragraph-properties fo:margin-top="0cm" fo:margin-bottom="0.4cm" loext:contextual-spacing="false">
        <style:tab-stops>
          <style:tab-stop style:position="5.013cm"/>
          <style:tab-stop style:position="12.494cm"/>
        </style:tab-stops>
      </style:paragraph-properties>
      <style:text-properties officeooo:paragraph-rsid="003bcd2c"/>
    </style:style>
    <style:style style:name="P26" style:family="paragraph" style:parent-style-name="Standard">
      <style:paragraph-properties fo:margin-top="0cm" fo:margin-bottom="0.4cm" loext:contextual-spacing="false" fo:break-before="page">
        <style:tab-stops>
          <style:tab-stop style:position="5.013cm"/>
        </style:tab-stops>
      </style:paragraph-properties>
      <style:text-properties fo:font-size="10.5pt" fo:language="en" fo:country="US" fo:font-style="normal" style:text-underline-style="none" fo:font-weight="normal" officeooo:rsid="0017501a" officeooo:paragraph-rsid="0017f1ab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>
        <style:tab-stops>
          <style:tab-stop style:position="5.013cm"/>
        </style:tab-stops>
      </style:paragraph-properties>
      <style:text-properties officeooo:paragraph-rsid="001b2238"/>
    </style:style>
    <style:style style:name="P28" style:family="paragraph" style:parent-style-name="Standard">
      <style:paragraph-properties fo:margin-top="0cm" fo:margin-bottom="0cm" loext:contextual-spacing="false">
        <style:tab-stops>
          <style:tab-stop style:position="5.013cm"/>
        </style:tab-stops>
      </style:paragraph-properties>
      <style:text-properties officeooo:paragraph-rsid="00213838"/>
    </style:style>
    <style:style style:name="P29" style:family="paragraph" style:parent-style-name="Standard">
      <style:paragraph-properties fo:margin-top="0cm" fo:margin-bottom="0cm" loext:contextual-spacing="false">
        <style:tab-stops>
          <style:tab-stop style:position="5.013cm"/>
        </style:tab-stops>
      </style:paragraph-properties>
      <style:text-properties officeooo:paragraph-rsid="001d74bf"/>
    </style:style>
    <style:style style:name="P30" style:family="paragraph" style:parent-style-name="Standard">
      <style:paragraph-properties fo:margin-top="0cm" fo:margin-bottom="0.101cm" loext:contextual-spacing="false">
        <style:tab-stops>
          <style:tab-stop style:position="5.013cm"/>
        </style:tab-stops>
      </style:paragraph-properties>
      <style:text-properties officeooo:paragraph-rsid="001b2238"/>
    </style:style>
    <style:style style:name="P3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>
      <style:paragraph-properties fo:margin-top="0cm" fo:margin-bottom="0.101cm" loext:contextual-spacing="false">
        <style:tab-stops>
          <style:tab-stop style:position="16.161cm"/>
        </style:tab-stops>
      </style:paragraph-properties>
      <style:text-properties style:text-line-through-style="solid" style:text-line-through-type="single" fo:language="en" fo:country="US" fo:font-weight="normal" officeooo:rsid="0015d778" officeooo:paragraph-rsid="00280d0e" style:font-weight-asian="normal" style:font-weight-complex="normal"/>
    </style:style>
    <style:style style:name="P34" style:family="paragraph" style:parent-style-name="Standard">
      <style:paragraph-properties fo:margin-top="0cm" fo:margin-bottom="0.101cm" loext:contextual-spacing="false">
        <style:tab-stops>
          <style:tab-stop style:position="16.161cm"/>
        </style:tab-stops>
      </style:paragraph-properties>
      <style:text-properties style:text-line-through-style="solid" style:text-line-through-type="single" fo:language="en" fo:country="US" fo:font-weight="normal" officeooo:rsid="0015d778" officeooo:paragraph-rsid="001b2238" style:font-weight-asian="normal" style:font-weight-complex="normal"/>
    </style:style>
    <style:style style:name="P35" style:family="paragraph" style:parent-style-name="Standard">
      <style:paragraph-properties fo:margin-top="0cm" fo:margin-bottom="1cm" loext:contextual-spacing="false" fo:break-before="page"/>
      <style:text-properties fo:font-size="14pt" fo:language="en" fo:country="US" fo:font-weight="bold" officeooo:rsid="0017501a" officeooo:paragraph-rsid="0017501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1cm" loext:contextual-spacing="false" fo:break-before="page">
        <style:tab-stops>
          <style:tab-stop style:position="15.492cm"/>
        </style:tab-stops>
      </style:paragraph-properties>
      <style:text-properties officeooo:paragraph-rsid="0035e063"/>
    </style:style>
    <style:style style:name="T1" style:family="text">
      <style:text-properties fo:language="en" fo:country="US" officeooo:rsid="00145e21"/>
    </style:style>
    <style:style style:name="T2" style:family="text">
      <style:text-properties fo:language="en" fo:country="US" fo:font-weight="bold" officeooo:rsid="00145e21" style:font-weight-asian="bold" style:font-weight-complex="bold"/>
    </style:style>
    <style:style style:name="T3" style:family="text">
      <style:text-properties fo:language="en" fo:country="US" fo:font-weight="bold" officeooo:rsid="00154d06" style:font-weight-asian="bold" style:font-weight-complex="bold"/>
    </style:style>
    <style:style style:name="T4" style:family="text">
      <style:text-properties fo:language="en" fo:country="US" fo:font-weight="bold" officeooo:rsid="0015d778" style:font-weight-asian="bold" style:font-weight-complex="bold"/>
    </style:style>
    <style:style style:name="T5" style:family="text">
      <style:text-properties fo:language="en" fo:country="US" fo:font-weight="bold" officeooo:rsid="0017501a" style:font-weight-asian="bold" style:font-weight-complex="bold"/>
    </style:style>
    <style:style style:name="T6" style:family="text">
      <style:text-properties fo:language="en" fo:country="US" fo:font-weight="bold" officeooo:rsid="0017f1ab" style:font-weight-asian="bold" style:font-weight-complex="bold"/>
    </style:style>
    <style:style style:name="T7" style:family="text">
      <style:text-properties fo:language="en" fo:country="US" fo:font-weight="bold" officeooo:rsid="00183083" style:font-weight-asian="bold" style:font-weight-complex="bold"/>
    </style:style>
    <style:style style:name="T8" style:family="text">
      <style:text-properties fo:language="en" fo:country="US" fo:font-weight="bold" officeooo:rsid="00192b21" style:font-weight-asian="bold" style:font-weight-complex="bold"/>
    </style:style>
    <style:style style:name="T9" style:family="text">
      <style:text-properties fo:language="en" fo:country="US" fo:font-weight="bold" officeooo:rsid="001b2238" style:font-weight-asian="bold" style:font-weight-complex="bold"/>
    </style:style>
    <style:style style:name="T10" style:family="text">
      <style:text-properties fo:language="en" fo:country="US" fo:font-weight="bold" officeooo:rsid="001d74bf" style:font-weight-asian="bold" style:font-weight-complex="bold"/>
    </style:style>
    <style:style style:name="T11" style:family="text">
      <style:text-properties fo:language="en" fo:country="US" fo:font-weight="bold" officeooo:rsid="001f2014" style:font-weight-asian="bold" style:font-weight-complex="bold"/>
    </style:style>
    <style:style style:name="T12" style:family="text">
      <style:text-properties fo:language="en" fo:country="US" fo:font-weight="bold" officeooo:rsid="00213838" style:font-weight-asian="bold" style:font-weight-complex="bold"/>
    </style:style>
    <style:style style:name="T13" style:family="text">
      <style:text-properties fo:language="en" fo:country="US" fo:font-weight="bold" officeooo:rsid="00240b57" style:font-weight-asian="bold" style:font-weight-complex="bold"/>
    </style:style>
    <style:style style:name="T14" style:family="text">
      <style:text-properties fo:language="en" fo:country="US" fo:font-weight="bold" officeooo:rsid="002ca99e" style:font-weight-asian="bold" style:font-weight-complex="bold"/>
    </style:style>
    <style:style style:name="T15" style:family="text">
      <style:text-properties fo:language="en" fo:country="US" fo:font-weight="bold" officeooo:rsid="0033dd9e" style:font-weight-asian="bold" style:font-weight-complex="bold"/>
    </style:style>
    <style:style style:name="T16" style:family="text">
      <style:text-properties fo:language="en" fo:country="US" fo:font-weight="bold" officeooo:rsid="001dc967" style:font-weight-asian="bold" style:font-weight-complex="bold"/>
    </style:style>
    <style:style style:name="T17" style:family="text">
      <style:text-properties fo:language="en" fo:country="US" fo:font-weight="bold" officeooo:rsid="001ff868" style:font-weight-asian="bold" style:font-weight-complex="bold"/>
    </style:style>
    <style:style style:name="T18" style:family="text">
      <style:text-properties fo:language="en" fo:country="US" fo:font-weight="bold" officeooo:rsid="0034f1b5" style:font-weight-asian="bold" style:font-weight-complex="bold"/>
    </style:style>
    <style:style style:name="T19" style:family="text">
      <style:text-properties fo:language="en" fo:country="US" fo:font-weight="bold" officeooo:rsid="0035e063" style:font-weight-asian="bold" style:font-weight-complex="bold"/>
    </style:style>
    <style:style style:name="T20" style:family="text">
      <style:text-properties fo:language="en" fo:country="US" fo:font-weight="bold" officeooo:rsid="003ac2a1" style:font-weight-asian="bold" style:font-weight-complex="bold"/>
    </style:style>
    <style:style style:name="T21" style:family="text">
      <style:text-properties fo:language="en" fo:country="US" fo:font-weight="bold" officeooo:rsid="003014b2" style:font-weight-asian="bold" style:font-weight-complex="bold"/>
    </style:style>
    <style:style style:name="T22" style:family="text">
      <style:text-properties fo:language="en" fo:country="US" fo:font-weight="bold" officeooo:rsid="003bcd2c" style:font-weight-asian="bold" style:font-weight-complex="bold"/>
    </style:style>
    <style:style style:name="T23" style:family="text">
      <style:text-properties fo:language="en" fo:country="US" fo:font-weight="bold" officeooo:rsid="0047f4fd" style:font-weight-asian="bold" style:font-weight-complex="bold"/>
    </style:style>
    <style:style style:name="T24" style:family="text">
      <style:text-properties fo:language="en" fo:country="US" fo:font-weight="normal" officeooo:rsid="00145e21" style:font-weight-asian="normal" style:font-weight-complex="normal"/>
    </style:style>
    <style:style style:name="T25" style:family="text">
      <style:text-properties fo:language="en" fo:country="US" fo:font-weight="normal" officeooo:rsid="00154d06" style:font-weight-asian="normal" style:font-weight-complex="normal"/>
    </style:style>
    <style:style style:name="T26" style:family="text">
      <style:text-properties fo:language="en" fo:country="US" fo:font-weight="normal" officeooo:rsid="0015d778" style:font-weight-asian="normal" style:font-weight-complex="normal"/>
    </style:style>
    <style:style style:name="T27" style:family="text">
      <style:text-properties fo:language="en" fo:country="US" fo:font-weight="normal" officeooo:rsid="0017501a" style:font-weight-asian="normal" style:font-weight-complex="normal"/>
    </style:style>
    <style:style style:name="T28" style:family="text">
      <style:text-properties fo:language="en" fo:country="US" fo:font-weight="normal" officeooo:rsid="0017f1ab" style:font-weight-asian="normal" style:font-weight-complex="normal"/>
    </style:style>
    <style:style style:name="T29" style:family="text">
      <style:text-properties fo:language="en" fo:country="US" fo:font-weight="normal" officeooo:rsid="00183083" style:font-weight-asian="normal" style:font-weight-complex="normal"/>
    </style:style>
    <style:style style:name="T30" style:family="text">
      <style:text-properties fo:language="en" fo:country="US" fo:font-weight="normal" officeooo:rsid="001b2238" style:font-weight-asian="normal" style:font-weight-complex="normal"/>
    </style:style>
    <style:style style:name="T31" style:family="text">
      <style:text-properties fo:language="en" fo:country="US" fo:font-weight="normal" officeooo:rsid="001d74bf" style:font-weight-asian="normal" style:font-weight-complex="normal"/>
    </style:style>
    <style:style style:name="T32" style:family="text">
      <style:text-properties fo:language="en" fo:country="US" fo:font-weight="normal" officeooo:rsid="001dc967" style:font-weight-asian="normal" style:font-weight-complex="normal"/>
    </style:style>
    <style:style style:name="T33" style:family="text">
      <style:text-properties fo:language="en" fo:country="US" fo:font-weight="normal" officeooo:rsid="001f2014" style:font-weight-asian="normal" style:font-weight-complex="normal"/>
    </style:style>
    <style:style style:name="T34" style:family="text">
      <style:text-properties fo:language="en" fo:country="US" fo:font-weight="normal" officeooo:rsid="001ff868" style:font-weight-asian="normal" style:font-weight-complex="normal"/>
    </style:style>
    <style:style style:name="T35" style:family="text">
      <style:text-properties fo:language="en" fo:country="US" fo:font-weight="normal" officeooo:rsid="00213838" style:font-weight-asian="normal" style:font-weight-complex="normal"/>
    </style:style>
    <style:style style:name="T36" style:family="text">
      <style:text-properties fo:language="en" fo:country="US" fo:font-weight="normal" officeooo:rsid="00240b57" style:font-weight-asian="normal" style:font-weight-complex="normal"/>
    </style:style>
    <style:style style:name="T37" style:family="text">
      <style:text-properties fo:language="en" fo:country="US" fo:font-weight="normal" officeooo:rsid="00252eb6" style:font-weight-asian="normal" style:font-weight-complex="normal"/>
    </style:style>
    <style:style style:name="T38" style:family="text">
      <style:text-properties fo:language="en" fo:country="US" fo:font-weight="normal" officeooo:rsid="00280d0e" style:font-weight-asian="normal" style:font-weight-complex="normal"/>
    </style:style>
    <style:style style:name="T39" style:family="text">
      <style:text-properties fo:language="en" fo:country="US" fo:font-weight="normal" officeooo:rsid="002a5dd8" style:font-weight-asian="normal" style:font-weight-complex="normal"/>
    </style:style>
    <style:style style:name="T40" style:family="text">
      <style:text-properties fo:language="en" fo:country="US" fo:font-weight="normal" officeooo:rsid="002afe39" style:font-weight-asian="normal" style:font-weight-complex="normal"/>
    </style:style>
    <style:style style:name="T41" style:family="text">
      <style:text-properties fo:language="en" fo:country="US" fo:font-weight="normal" officeooo:rsid="002ca99e" style:font-weight-asian="normal" style:font-weight-complex="normal"/>
    </style:style>
    <style:style style:name="T42" style:family="text">
      <style:text-properties fo:language="en" fo:country="US" fo:font-weight="normal" officeooo:rsid="003014b2" style:font-weight-asian="normal" style:font-weight-complex="normal"/>
    </style:style>
    <style:style style:name="T43" style:family="text">
      <style:text-properties fo:language="en" fo:country="US" fo:font-weight="normal" officeooo:rsid="00321027" style:font-weight-asian="normal" style:font-weight-complex="normal"/>
    </style:style>
    <style:style style:name="T44" style:family="text">
      <style:text-properties fo:language="en" fo:country="US" fo:font-weight="normal" officeooo:rsid="0033dd9e" style:font-weight-asian="normal" style:font-weight-complex="normal"/>
    </style:style>
    <style:style style:name="T45" style:family="text">
      <style:text-properties fo:language="en" fo:country="US" fo:font-weight="normal" officeooo:rsid="0034f1b5" style:font-weight-asian="normal" style:font-weight-complex="normal"/>
    </style:style>
    <style:style style:name="T46" style:family="text">
      <style:text-properties fo:language="en" fo:country="US" fo:font-weight="normal" officeooo:rsid="003ac2a1" style:font-weight-asian="normal" style:font-weight-complex="normal"/>
    </style:style>
    <style:style style:name="T47" style:family="text">
      <style:text-properties fo:language="en" fo:country="US" fo:font-weight="normal" officeooo:rsid="003bcd2c" style:font-weight-asian="normal" style:font-weight-complex="normal"/>
    </style:style>
    <style:style style:name="T48" style:family="text">
      <style:text-properties fo:language="en" fo:country="US" fo:font-weight="normal" officeooo:rsid="003de29b" style:font-weight-asian="normal" style:font-weight-complex="normal"/>
    </style:style>
    <style:style style:name="T49" style:family="text">
      <style:text-properties fo:language="en" fo:country="US" fo:font-weight="normal" officeooo:rsid="00460a01" style:font-weight-asian="normal" style:font-weight-complex="normal"/>
    </style:style>
    <style:style style:name="T50" style:family="text">
      <style:text-properties fo:language="en" fo:country="US" fo:font-style="italic" fo:font-weight="normal" officeooo:rsid="00154d06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italic" fo:font-weight="normal" officeooo:rsid="003bcd2c" style:font-style-asian="italic" style:font-weight-asian="normal" style:font-style-complex="italic" style:font-weight-complex="normal"/>
    </style:style>
    <style:style style:name="T52" style:family="text">
      <style:text-properties fo:language="en" fo:country="US" fo:font-style="italic" fo:font-weight="normal" officeooo:rsid="003ac2a1" style:font-style-asian="italic" style:font-weight-asian="normal" style:font-style-complex="italic" style:font-weight-complex="normal"/>
    </style:style>
    <style:style style:name="T53" style:family="text">
      <style:text-properties fo:language="en" fo:country="US" fo:font-style="italic" fo:font-weight="normal" officeooo:rsid="003cf254" style:font-style-asian="italic" style:font-weight-asian="normal" style:font-style-complex="italic" style:font-weight-complex="normal"/>
    </style:style>
    <style:style style:name="T54" style:family="text">
      <style:text-properties fo:language="en" fo:country="US" fo:font-style="italic" fo:font-weight="normal" officeooo:rsid="003fcadc" style:font-style-asian="italic" style:font-weight-asian="normal" style:font-style-complex="italic" style:font-weight-complex="normal"/>
    </style:style>
    <style:style style:name="T55" style:family="text">
      <style:text-properties fo:language="en" fo:country="US" fo:font-style="italic" fo:font-weight="normal" officeooo:rsid="004548ef" style:font-style-asian="italic" style:font-weight-asian="normal" style:font-style-complex="italic" style:font-weight-complex="normal"/>
    </style:style>
    <style:style style:name="T56" style:family="text">
      <style:text-properties fo:language="en" fo:country="US" fo:font-style="italic" fo:font-weight="normal" officeooo:rsid="00498604" style:font-style-asian="italic" style:font-weight-asian="normal" style:font-style-complex="italic" style:font-weight-complex="normal"/>
    </style:style>
    <style:style style:name="T57" style:family="text">
      <style:text-properties fo:language="en" fo:country="US" style:text-underline-style="none" fo:font-weight="normal" officeooo:rsid="003bcd2c" style:font-weight-asian="normal" style:font-weight-complex="normal"/>
    </style:style>
    <style:style style:name="T58" style:family="text">
      <style:text-properties fo:language="en" fo:country="US" fo:font-style="normal" fo:font-weight="normal" officeooo:rsid="003bcd2c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03fcadc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03ac2a1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bold" officeooo:rsid="003fcadc" style:font-style-asian="normal" style:font-weight-asian="bold" style:font-style-complex="normal" style:font-weight-complex="bold"/>
    </style:style>
    <style:style style:name="T62" style:family="text">
      <style:text-properties fo:language="en" fo:country="US" fo:font-style="normal" style:text-underline-style="none" fo:font-weight="normal" officeooo:rsid="003bcd2c" style:font-style-asian="normal" style:font-weight-asian="normal" style:font-style-complex="normal" style:font-weight-complex="normal"/>
    </style:style>
    <style:style style:name="T63" style:family="text">
      <style:text-properties fo:font-size="18pt" fo:font-weight="bold" style:font-size-asian="18pt" style:font-weight-asian="bold" style:font-size-complex="18pt" style:font-weight-complex="bold"/>
    </style:style>
    <style:style style:name="T64" style:family="text">
      <style:text-properties fo:font-size="18pt" fo:language="en" fo:country="US" fo:font-weight="bold" officeooo:rsid="00145e21" style:font-size-asian="18pt" style:font-weight-asian="bold" style:font-size-complex="18pt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font-name="Liberation Serif1" fo:language="en" fo:country="US" fo:font-style="italic" fo:font-weight="normal" officeooo:rsid="0041882a" style:font-style-asian="italic" style:font-weight-asian="normal" style:font-style-complex="italic" style:font-weight-complex="normal"/>
    </style:style>
    <style:style style:name="T67" style:family="text">
      <style:text-properties style:text-line-through-style="none" style:text-line-through-type="none" fo:font-size="14pt" fo:language="en" fo:country="US" fo:font-weight="bold" officeooo:rsid="0035e063" style:font-size-asian="14pt" style:font-weight-asian="bold" style:font-size-complex="14pt" style:font-weight-complex="bold"/>
    </style:style>
    <style:style style:name="T68" style:family="text">
      <style:text-properties style:text-line-through-style="none" style:text-line-through-type="none" fo:font-size="14pt" fo:language="en" fo:country="US" fo:font-weight="bold" officeooo:rsid="004548ef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3">OpenBSD's </text:span><text:span text:style-name="T64">CSI</text:span><text:span text:style-name="T63"> </text:span><text:span text:style-name="T64">s</text:span><text:span text:style-name="T63">equence</text:span><text:span text:style-name="T64">s</text:span><text:span text:style-name="T63"> succinct reference</text:span></text:p>
      <text:p text:style-name="P3">Info</text:p>
      <text:p text:style-name="P5"><text:span text:style-name="T2">ESC</text:span><text:span text:style-name="T24"><text:tab/>oct </text:span><text:span text:style-name="T2">033</text:span><text:span text:style-name="T24">, hex </text:span><text:span text:style-name="T2">0x1B</text:span><text:span text:style-name="T24">, dec </text:span><text:span text:style-name="T2">27</text:span><text:span text:style-name="T24">, </text:span><text:span text:style-name="T3">\e</text:span><text:span text:style-name="T25"> in printf</text:span></text:p>
      <text:p text:style-name="P5"><text:span text:style-name="T2">ESC[</text:span><text:tab/><text:span text:style-name="T65">CSI</text:span> <text:span text:style-name="T1">(</text:span>Control Sequence Introducer<text:span text:style-name="T1">)</text:span></text:p>
      <text:p text:style-name="P15"><text:span text:style-name="T2">CSI</text:span><text:span text:style-name="T24"> </text:span><text:span text:style-name="T38">in pd </text:span><text:span text:style-name="T25">ksh's </text:span><text:span text:style-name="T3">print</text:span><text:tab/><text:span text:style-name="T3">\033[</text:span></text:p>
      <text:p text:style-name="P15"><text:span text:style-name="T2">CSI</text:span><text:span text:style-name="T24"> </text:span><text:span text:style-name="T38">in </text:span><text:span text:style-name="T3">printf<text:tab/>\033</text:span><text:span text:style-name="T5">[</text:span><text:span text:style-name="T25"> </text:span><text:span text:style-name="T45">or</text:span><text:span text:style-name="T31"> </text:span><text:span text:style-name="T10">\x1b</text:span><text:span text:style-name="T18">[</text:span><text:span text:style-name="T31"> </text:span><text:span text:style-name="T45">or</text:span><text:span text:style-name="T25"> </text:span><text:span text:style-name="T3">\e</text:span><text:span text:style-name="T5">[</text:span></text:p>
      <text:p text:style-name="P14"><text:span text:style-name="T2">CSI</text:span><text:span text:style-name="T36">parameters</text:span><text:span text:style-name="T13">m</text:span><text:span text:style-name="T3"><text:tab/></text:span><text:span text:style-name="T5">SGR</text:span><text:span text:style-name="T27"> </text:span><text:span text:style-name="T36">(Select Graphic Rendition) sets display attributes</text:span></text:p>
      <text:p text:style-name="P21"><text:span text:style-name="T3">m</text:span><text:tab/><text:span text:style-name="T25">indicates </text:span><text:span text:style-name="T39">the </text:span><text:span text:style-name="T25">end of </text:span><text:span text:style-name="T5">SGR</text:span><text:span text:style-name="T27"> </text:span><text:span text:style-name="T25">sequence</text:span></text:p>
      <text:p text:style-name="P25"><text:span text:style-name="T51">example in pd ksh</text:span><text:span text:style-name="T25"><text:tab/></text:span><text:span text:style-name="T47">print </text:span><text:span text:style-name="T22">-n</text:span><text:span text:style-name="T47"> -- '\033[</text:span><text:span text:style-name="T20">1</text:span><text:span text:style-name="T33">;</text:span><text:span text:style-name="T20">1</text:span><text:span text:style-name="T33">H</text:span><text:span text:style-name="T57">\033[</text:span><text:span text:style-name="T23">0</text:span><text:span text:style-name="T46">J'<text:tab/></text:span><text:span text:style-name="T51"># </text:span><text:span text:style-name="T56">c</text:span><text:span text:style-name="T52">lear</text:span><text:span text:style-name="T53">s</text:span><text:span text:style-name="T52"> the screen</text:span></text:p>
      <text:p text:style-name="P24"><text:span text:style-name="T51">example in pd ksh</text:span><text:span text:style-name="T50"><text:tab/></text:span><text:span text:style-name="T58">print -- '</text:span><text:span text:style-name="T59">Hello </text:span><text:span text:style-name="T58">\033[</text:span><text:span text:style-name="T61">32</text:span><text:span text:style-name="T59">mWorld</text:span><text:span text:style-name="T62">\033[</text:span><text:span text:style-name="T61">0</text:span><text:span text:style-name="T59">m!</text:span><text:span text:style-name="T60">'<text:tab/></text:span><text:span text:style-name="T51"># </text:span><text:span text:style-name="T56">p</text:span><text:span text:style-name="T54">rints "World" in green</text:span></text:p>
      <text:p text:style-name="P2"><text:span text:style-name="T55">example (</text:span><text:span text:style-name="T56">n</text:span><text:span text:style-name="T55">ot CSI)</text:span><text:span text:style-name="T50"><text:tab/></text:span><text:span text:style-name="T58">print -- '</text:span><text:span text:style-name="T59">Price: 97</text:span><text:span text:style-name="T58">\033</text:span><text:span text:style-name="T61">(</text:span><text:span text:style-name="T59">0}\033</text:span><text:span text:style-name="T61">(</text:span><text:span text:style-name="T59">B</text:span><text:span text:style-name="T60">'<text:tab/></text:span><text:span text:style-name="T51"># </text:span><text:span text:style-name="T56">p</text:span><text:span text:style-name="T54">rints "Price: 97</text:span><text:span text:style-name="T66">£</text:span><text:span text:style-name="T54">"</text:span></text:p>
      <text:p text:style-name="P4">Colors</text:p>
      <text:p text:style-name="P6"><text:span text:style-name="T26">CSI</text:span><text:span text:style-name="T4">30..37</text:span><text:span text:style-name="T26">m</text:span><text:span text:style-name="T24"><text:tab/></text:span><text:span text:style-name="T26">regular </text:span><text:span text:style-name="T4">foreground</text:span><text:span text:style-name="T26"> colors</text:span></text:p>
      <text:p text:style-name="P7"><text:span text:style-name="T26">CSI</text:span><text:span text:style-name="T4">90..97</text:span><text:span text:style-name="T26">m</text:span><text:span text:style-name="T24"><text:tab/></text:span><text:span text:style-name="T26">bright </text:span><text:span text:style-name="T4">foreground</text:span><text:span text:style-name="T26"> colors</text:span></text:p>
      <text:p text:style-name="P7"><text:span text:style-name="T26">CSI</text:span><text:span text:style-name="T4">38;5;0..255</text:span><text:span text:style-name="T26">m</text:span><text:span text:style-name="T24"><text:tab/></text:span><text:span text:style-name="T4">foreground</text:span><text:span text:style-name="T26"> colors from 0 to 255</text:span></text:p>
      <text:p text:style-name="P7"><text:span text:style-name="T26">CSI</text:span><text:span text:style-name="T4">38;2;r;g;b</text:span><text:span text:style-name="T26">m</text:span><text:span text:style-name="T24"><text:tab/></text:span><text:span text:style-name="T4">foreground</text:span><text:span text:style-name="T26"> RGB colors from 0 to 255 each</text:span></text:p>
      <text:p text:style-name="P30"><text:span text:style-name="T26">CSI</text:span><text:span text:style-name="T4">3</text:span><text:span text:style-name="T9">9</text:span><text:span text:style-name="T26">m</text:span><text:span text:style-name="T24"><text:tab/></text:span><text:span text:style-name="T30">default</text:span><text:span text:style-name="T26"> </text:span><text:span text:style-name="T4">foreground</text:span><text:span text:style-name="T26"> color</text:span></text:p>
      <text:p text:style-name="P34"><text:tab/></text:p>
      <text:p text:style-name="P7"><text:span text:style-name="T26">CSI</text:span><text:span text:style-name="T4">40..47</text:span><text:span text:style-name="T26">m</text:span><text:span text:style-name="T24"><text:tab/></text:span><text:span text:style-name="T26">regular </text:span><text:span text:style-name="T4">background</text:span><text:span text:style-name="T26"> colors</text:span></text:p>
      <text:p text:style-name="P7"><text:span text:style-name="T26">CSI</text:span><text:span text:style-name="T4">100..107</text:span><text:span text:style-name="T26">m</text:span><text:span text:style-name="T24"><text:tab/></text:span><text:span text:style-name="T26">bright </text:span><text:span text:style-name="T4">background</text:span><text:span text:style-name="T26"> colors</text:span></text:p>
      <text:p text:style-name="P7"><text:span text:style-name="T26">CSI</text:span><text:span text:style-name="T4">48;5;0..255</text:span><text:span text:style-name="T26">m</text:span><text:span text:style-name="T24"><text:tab/></text:span><text:span text:style-name="T4">background</text:span><text:span text:style-name="T26"> colors from 0 to 255</text:span></text:p>
      <text:p text:style-name="P7"><text:span text:style-name="T26">CSI</text:span><text:span text:style-name="T4">48;2;r;g;b</text:span><text:span text:style-name="T26">m</text:span><text:span text:style-name="T24"><text:tab/></text:span><text:span text:style-name="T4">background</text:span><text:span text:style-name="T26"> RGB colors from 0 to 255 each</text:span></text:p>
      <text:p text:style-name="P27"><text:span text:style-name="T26">CSI</text:span><text:span text:style-name="T4">4</text:span><text:span text:style-name="T9">9</text:span><text:span text:style-name="T26">m</text:span><text:span text:style-name="T24"><text:tab/></text:span><text:span text:style-name="T30">default</text:span><text:span text:style-name="T26"> </text:span><text:span text:style-name="T4">background</text:span><text:span text:style-name="T26"> color</text:span></text:p>
      <text:p text:style-name="P35">Other</text:p>
      <text:p text:style-name="P9"><text:span text:style-name="T26">CSI</text:span><text:span text:style-name="T5">0</text:span><text:span text:style-name="T26">m</text:span><text:span text:style-name="T24"><text:tab/></text:span><text:span text:style-name="T5">resets</text:span><text:span text:style-name="T27"> all text </text:span><text:span text:style-name="T44">and color </text:span><text:span text:style-name="T27">attributes, </text:span><text:span text:style-name="T28">0 can be omit</text:span><text:span text:style-name="T37">t</text:span><text:span text:style-name="T28">ed (</text:span><text:span text:style-name="T26">CSIm</text:span><text:span text:style-name="T28">)</text:span></text:p>
      <text:p text:style-name="P9"><text:span text:style-name="T26">CSI</text:span><text:span text:style-name="T6">1</text:span><text:span text:style-name="T26">m</text:span><text:span text:style-name="T24"><text:tab/></text:span><text:span text:style-name="T6">bold</text:span></text:p>
      <text:p text:style-name="P16"><text:span text:style-name="T26">CSI</text:span><text:span text:style-name="T14">2</text:span><text:span text:style-name="T26">m</text:span><text:span text:style-name="T24"><text:tab/></text:span><text:span text:style-name="T14">d</text:span><text:span text:style-name="T6">im</text:span><text:span text:style-name="T28"> </text:span><text:span text:style-name="T41">(rarely supported)</text:span></text:p>
      <text:p text:style-name="P9"><text:span text:style-name="T26">CSI</text:span><text:span text:style-name="T6">3</text:span><text:span text:style-name="T26">m</text:span><text:span text:style-name="T24"><text:tab/></text:span><text:span text:style-name="T6">italic</text:span></text:p>
      <text:p text:style-name="P9"><text:span text:style-name="T26">CSI</text:span><text:span text:style-name="T6">4</text:span><text:span text:style-name="T26">m</text:span><text:span text:style-name="T24"><text:tab/></text:span><text:span text:style-name="T6">underline</text:span></text:p>
      <text:p text:style-name="P9"><text:span text:style-name="T26">CSI</text:span><text:span text:style-name="T6">5</text:span><text:span text:style-name="T26">m</text:span><text:span text:style-name="T24"><text:tab/></text:span><text:span text:style-name="T6">blink</text:span></text:p>
      <text:p text:style-name="P9"><text:span text:style-name="T26">CSI</text:span><text:span text:style-name="T6">7</text:span><text:span text:style-name="T26">m</text:span><text:span text:style-name="T24"><text:tab/></text:span><text:span text:style-name="T6">reverse video</text:span></text:p>
      <text:p text:style-name="P9"><text:span text:style-name="T26">CSI</text:span><text:span text:style-name="T7">9</text:span><text:span text:style-name="T26">m</text:span><text:span text:style-name="T24"><text:tab/></text:span><text:span text:style-name="T7">strike-through</text:span></text:p>
      <text:p text:style-name="P9"><text:span text:style-name="T26">CSI</text:span><text:span text:style-name="T7">21</text:span><text:span text:style-name="T26">m</text:span><text:span text:style-name="T24"><text:tab/></text:span><text:span text:style-name="T7">double underline</text:span><text:span text:style-name="T29">, or </text:span><text:span text:style-name="T7">bold underline</text:span></text:p>
      <text:p text:style-name="P9"><text:span text:style-name="T26">CSI</text:span><text:span text:style-name="T7">22</text:span><text:span text:style-name="T26">m</text:span><text:span text:style-name="T24"><text:tab/></text:span><text:span text:style-name="T29">normal font (cancels</text:span><text:span text:style-name="T7"> bold</text:span><text:span text:style-name="T29"> </text:span><text:span text:style-name="T41">and </text:span><text:span text:style-name="T14">dim</text:span><text:span text:style-name="T29">)</text:span></text:p>
      <text:p text:style-name="P10"><text:span text:style-name="T26">CSI</text:span><text:span text:style-name="T7">2</text:span><text:span text:style-name="T8">3</text:span><text:span text:style-name="T26">m</text:span><text:span text:style-name="T24"><text:tab/></text:span><text:span text:style-name="T29">normal font (cancels</text:span><text:span text:style-name="T7"> </text:span><text:span text:style-name="T6">italic</text:span><text:span text:style-name="T29">)</text:span></text:p>
      <text:p text:style-name="P10"><text:span text:style-name="T26">CSI</text:span><text:span text:style-name="T7">2</text:span><text:span text:style-name="T8">4</text:span><text:span text:style-name="T26">m</text:span><text:span text:style-name="T24"><text:tab/></text:span><text:span text:style-name="T29">normal font (cancels</text:span><text:span text:style-name="T7"> </text:span><text:span text:style-name="T8">underline</text:span><text:span text:style-name="T29">)</text:span></text:p>
      <text:p text:style-name="P10"><text:span text:style-name="T26">CSI</text:span><text:span text:style-name="T7">2</text:span><text:span text:style-name="T8">5</text:span><text:span text:style-name="T26">m</text:span><text:span text:style-name="T24"><text:tab/></text:span><text:span text:style-name="T29">normal font (cancels</text:span><text:span text:style-name="T7"> </text:span><text:span text:style-name="T8">blink</text:span><text:span text:style-name="T29">)</text:span></text:p>
      <text:p text:style-name="P10"><text:span text:style-name="T26">CSI</text:span><text:span text:style-name="T7">2</text:span><text:span text:style-name="T8">7</text:span><text:span text:style-name="T26">m</text:span><text:span text:style-name="T24"><text:tab/></text:span><text:span text:style-name="T29">normal font (cancels</text:span><text:span text:style-name="T7"> </text:span><text:span text:style-name="T8">reverse video</text:span><text:span text:style-name="T29">)</text:span></text:p>
      <text:p text:style-name="P30"><text:span text:style-name="T26">CSI</text:span><text:span text:style-name="T7">2</text:span><text:span text:style-name="T9">9</text:span><text:span text:style-name="T26">m</text:span><text:span text:style-name="T24"><text:tab/></text:span><text:span text:style-name="T29">normal font (cancels</text:span><text:span text:style-name="T7"> strike-through</text:span><text:span text:style-name="T29">)</text:span></text:p>
      <text:p text:style-name="P33"><text:tab/></text:p>
      <text:p text:style-name="P11"><text:span text:style-name="T26">CSI</text:span><text:span text:style-name="T11">col</text:span><text:span text:style-name="T33">G</text:span><text:span text:style-name="T24"><text:tab/></text:span><text:span text:style-name="T11">moves</text:span><text:span text:style-name="T33"> cursor to specified </text:span><text:span text:style-name="T11">column</text:span><text:span text:style-name="T33"> (</text:span><text:span text:style-name="T40">leftmost</text:span><text:span text:style-name="T33"> is </text:span><text:span text:style-name="T11">1</text:span><text:span text:style-name="T33">)</text:span></text:p>
      <text:p text:style-name="P11"><text:span text:style-name="T26">CSI</text:span><text:span text:style-name="T11">row</text:span><text:span text:style-name="T33">;</text:span><text:span text:style-name="T11">col</text:span><text:span text:style-name="T33">H</text:span><text:span text:style-name="T24"><text:tab/></text:span><text:span text:style-name="T11">moves</text:span><text:span text:style-name="T33"> cursor to specified </text:span><text:span text:style-name="T11">row</text:span><text:span text:style-name="T33"> and </text:span><text:span text:style-name="T11">column</text:span><text:span text:style-name="T33"> (top left is </text:span><text:span text:style-name="T11">1</text:span><text:span text:style-name="T33">;</text:span><text:span text:style-name="T11">1</text:span><text:span text:style-name="T33">) </text:span><text:span text:style-name="T43">(CUP)</text:span></text:p>
      <text:p text:style-name="P19"><text:span text:style-name="T26">CSI</text:span><text:span text:style-name="T11">row</text:span><text:span text:style-name="T33">;</text:span><text:span text:style-name="T11">col</text:span><text:span text:style-name="T34">f</text:span><text:span text:style-name="T24"><text:tab/></text:span><text:span text:style-name="T17">same as above</text:span><text:span text:style-name="T34"> on most terminals </text:span><text:span text:style-name="T42">(format effector function)</text:span></text:p>
      <text:p text:style-name="P20"><text:span text:style-name="T26">CSI</text:span><text:span text:style-name="T20">0</text:span><text:span text:style-name="T46">J</text:span><text:span text:style-name="T24"><text:tab/></text:span><text:span text:style-name="T20">erases</text:span><text:span text:style-name="T42"> </text:span><text:span text:style-name="T46">screen </text:span><text:span text:style-name="T20">b</text:span><text:span text:style-name="T21">elow</text:span><text:span text:style-name="T42"> </text:span><text:span text:style-name="T46">the cursor</text:span></text:p>
      <text:p text:style-name="P20"><text:span text:style-name="T26">CSI</text:span><text:span text:style-name="T20">1</text:span><text:span text:style-name="T46">J</text:span><text:span text:style-name="T24"><text:tab/></text:span><text:span text:style-name="T20">erases</text:span><text:span text:style-name="T42"> </text:span><text:span text:style-name="T46">screen </text:span><text:span text:style-name="T20">above</text:span><text:span text:style-name="T42"> </text:span><text:span text:style-name="T46">the cursor</text:span></text:p>
      <text:p text:style-name="P20"><text:span text:style-name="T26">CSI</text:span><text:span text:style-name="T20">2</text:span><text:span text:style-name="T46">J</text:span><text:span text:style-name="T24"><text:tab/></text:span><text:span text:style-name="T20">erases</text:span><text:span text:style-name="T42"> </text:span><text:span text:style-name="T46">everything </text:span><text:span text:style-name="T49">on</text:span><text:span text:style-name="T46"> screen</text:span></text:p>
      <text:p text:style-name="P12"><text:span text:style-name="T26">CSI</text:span><text:span text:style-name="T12">s</text:span><text:span text:style-name="T24"><text:tab/></text:span><text:span text:style-name="T12">saves</text:span><text:span text:style-name="T35"> cursor's position</text:span></text:p>
      <text:p text:style-name="P12"><text:span text:style-name="T26">CSI</text:span><text:span text:style-name="T12">u</text:span><text:span text:style-name="T24"><text:tab/></text:span><text:span text:style-name="T12">restores</text:span><text:span text:style-name="T35"> cursor's position</text:span></text:p>
      <text:p text:style-name="P8"><text:span text:style-name="T26">CSI</text:span><text:span text:style-name="T4">?5h</text:span><text:span text:style-name="T24"><text:tab/></text:span><text:span text:style-name="T5">inverts</text:span><text:span text:style-name="T27"> terminal colors</text:span></text:p>
      <text:p text:style-name="P8"><text:span text:style-name="T26">CSI</text:span><text:span text:style-name="T4">?5l</text:span><text:span text:style-name="T24"><text:tab/></text:span><text:span text:style-name="T5">restores</text:span><text:span text:style-name="T27"> terminal colors back to normal</text:span></text:p>
      <text:p text:style-name="P13"><text:span text:style-name="T26">CSI</text:span><text:span text:style-name="T4">?</text:span><text:span text:style-name="T12">2</text:span><text:span text:style-name="T4">5l</text:span><text:span text:style-name="T24"><text:tab/></text:span><text:span text:style-name="T12">hid</text:span><text:span text:style-name="T5">es</text:span><text:span text:style-name="T27"> </text:span><text:span text:style-name="T35">the cursor</text:span></text:p>
      <text:p text:style-name="P28"><text:span text:style-name="T26">CSI</text:span><text:span text:style-name="T4">?</text:span><text:span text:style-name="T12">2</text:span><text:span text:style-name="T4">5h</text:span><text:span text:style-name="T24"><text:tab/></text:span><text:span text:style-name="T12">shows</text:span><text:span text:style-name="T27"> </text:span><text:span text:style-name="T35">the cursor</text:span></text:p>
      <text:p text:style-name="P36"><text:span text:style-name="T67">N</text:span><text:span text:style-name="T68">ot </text:span><text:span text:style-name="T67">CSI</text:span></text:p>
      <text:p text:style-name="P17"><text:span text:style-name="T32">\033</text:span><text:span text:style-name="T15">(</text:span><text:span text:style-name="T44">0</text:span><text:span text:style-name="T24"><text:tab/></text:span><text:span text:style-name="T16">start</text:span><text:span text:style-name="T15">s</text:span><text:span text:style-name="T32"> alternate character set</text:span><text:span text:style-name="T27"> </text:span><text:span text:style-name="T31">(not CSI</text:span><text:span text:style-name="T32">)</text:span></text:p>
      <text:p text:style-name="P17"><text:span text:style-name="T32">\033</text:span><text:span text:style-name="T15">(</text:span><text:span text:style-name="T44">B</text:span><text:span text:style-name="T24"><text:tab/></text:span><text:span text:style-name="T2">end</text:span><text:span text:style-name="T15">s</text:span><text:span text:style-name="T24"> alternate character set</text:span><text:span text:style-name="T27"> </text:span><text:span text:style-name="T31">(not CSI</text:span><text:span text:style-name="T32">)</text:span></text:p>
      <text:p text:style-name="P22"><text:span text:style-name="T32">\033</text:span><text:span text:style-name="T15">%</text:span><text:span text:style-name="T44">@</text:span><text:span text:style-name="T24"><text:tab/></text:span><text:span text:style-name="T19">sets</text:span><text:span text:style-name="T24"> character set </text:span><text:span text:style-name="T48">to</text:span><text:span text:style-name="T24"> </text:span><text:span text:style-name="T2">ISO 8859-1</text:span><text:span text:style-name="T24"> </text:span><text:span text:style-name="T48">(</text:span><text:span text:style-name="T24">default character set</text:span><text:span text:style-name="T48">)</text:span><text:span text:style-name="T27"> </text:span><text:span text:style-name="T31">(not CSI</text:span><text:span text:style-name="T32">)</text:span></text:p>
      <text:p text:style-name="P18"><text:span text:style-name="T32">\033</text:span><text:span text:style-name="T15">%</text:span><text:span text:style-name="T44">G</text:span><text:span text:style-name="T24"><text:tab/></text:span><text:span text:style-name="T19">sets</text:span><text:span text:style-name="T24"> character set </text:span><text:span text:style-name="T48">to</text:span><text:span text:style-name="T24"> </text:span><text:span text:style-name="T2">UTF-8</text:span><text:span text:style-name="T27"> </text:span><text:span text:style-name="T31">(not CSI</text:span><text:span text:style-name="T32">)</text:span></text:p>
      <text:p text:style-name="P17"><text:span text:style-name="T32">\033</text:span><text:span text:style-name="T4">c</text:span><text:span text:style-name="T24"><text:tab/></text:span><text:span text:style-name="T6">reset</text:span><text:span text:style-name="T5">s</text:span><text:span text:style-name="T27"> </text:span><text:span text:style-name="T28">the </text:span><text:span text:style-name="T27">terminal </text:span><text:span text:style-name="T31">(not CSI</text:span><text:span text:style-name="T32">)</text:span></text:p>
      <text:p text:style-name="P29"><text:span text:style-name="T27">\</text:span><text:span text:style-name="T31">033</text:span><text:span text:style-name="T10">]</text:span><text:span text:style-name="T31">0;</text:span><text:span text:style-name="T10">title</text:span><text:span text:style-name="T31">\07<text:tab/></text:span><text:span text:style-name="T10">sets</text:span><text:span text:style-name="T31"> window title (not CSI, us</text:span><text:span text:style-name="T38">es</text:span><text:span text:style-name="T31"> closing square bracket)</text:span></text:p>
      <text:p text:style-name="P26">Copyright (c) 2021 Ivan Bityutskiy</text:p>
      <text:p text:style-name="P31"/>
      <text:p text:style-name="P32">Permission to use, copy, modify, and distribute this documentation for any</text:p>
      <text:p text:style-name="P32">purpose with or without fee is hereby granted, provided that the above</text:p>
      <text:p text:style-name="P32">copyright notice and this permission notice appear in all copies.</text:p>
      <text:p text:style-name="P31"/>
      <text:p text:style-name="P32">THE DOCUMENTATION IS PROVIDED "AS IS" AND THE AUTHOR DISCLAIMS ALL WARRANTIES</text:p>
      <text:p text:style-name="P32">WITH REGARD TO THIS DOCUMENTATION INCLUDING ALL IMPLIED WARRANTIES OF</text:p>
      <text:p text:style-name="P32">MERCHANTABILITY AND FITNESS. IN NO EVENT SHALL THE AUTHOR BE LIABLE FOR</text:p>
      <text:p text:style-name="P32">ANY SPECIAL, DIRECT, INDIRECT, OR CONSEQUENTIAL DAMAGES OR ANY DAMAGES</text:p>
      <text:p text:style-name="P32">WHATSOEVER RESULTING FROM LOSS OF USE, DATA OR PROFITS, WHETHER IN AN</text:p>
      <text:p text:style-name="P32">ACTION OF CONTRACT, NEGLIGENCE OR OTHER TORTIOUS ACTION, ARISING OUT OF</text:p>
      <text:p text:style-name="P23">OR IN CONNECTION WITH THE USE OR PERFORMANCE OF THIS DOCUMENT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10S</meta:editing-duration>
    <meta:editing-cycles>2</meta:editing-cycles>
    <meta:generator>LibreOffice/6.4.7.2$Windows_X86_64 LibreOffice_project/639b8ac485750d5696d7590a72ef1b496725cfb5</meta:generator>
    <meta:creation-date>2021-05-11T05:27:41.288000000</meta:creation-date>
    <dc:date>2021-05-11T05:27:42.106000000</dc:date>
    <meta:document-statistic meta:table-count="0" meta:image-count="0" meta:object-count="0" meta:page-count="4" meta:paragraph-count="70" meta:word-count="456" meta:character-count="2946" meta:non-whitespace-character-count="2556"/>
  </office:meta>
</office:document-meta>
</file>